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a393" officeooo:paragraph-rsid="001ca393"/>
    </style:style>
    <style:style style:name="P2" style:family="paragraph" style:parent-style-name="Standard">
      <style:text-properties officeooo:rsid="001de7cd" officeooo:paragraph-rsid="001de7cd"/>
    </style:style>
    <style:style style:name="P3" style:family="paragraph" style:parent-style-name="Standard">
      <style:text-properties officeooo:rsid="001e5a59" officeooo:paragraph-rsid="001e5a59"/>
    </style:style>
    <style:style style:name="P4" style:family="paragraph" style:parent-style-name="Standard">
      <style:text-properties officeooo:rsid="001e5a59" officeooo:paragraph-rsid="00205250"/>
    </style:style>
    <style:style style:name="P5" style:family="paragraph" style:parent-style-name="Standard">
      <style:text-properties officeooo:rsid="001ecbad" officeooo:paragraph-rsid="001ecbad"/>
    </style:style>
    <style:style style:name="P6" style:family="paragraph" style:parent-style-name="Standard">
      <style:text-properties officeooo:rsid="00205250" officeooo:paragraph-rsid="00205250"/>
    </style:style>
    <style:style style:name="P7" style:family="paragraph" style:parent-style-name="Standard">
      <style:paragraph-properties fo:text-align="center" style:justify-single-word="false"/>
      <style:text-properties officeooo:rsid="00225c75" officeooo:paragraph-rsid="00225c75"/>
    </style:style>
    <style:style style:name="P8" style:family="paragraph" style:parent-style-name="Standard">
      <style:paragraph-properties fo:text-align="justify" style:justify-single-word="false"/>
      <style:text-properties fo:font-style="normal" style:text-underline-style="none" officeooo:rsid="00225c75" officeooo:paragraph-rsid="00225c75" style:font-style-asian="normal" style:font-style-complex="normal"/>
    </style:style>
    <style:style style:name="T1" style:family="text">
      <style:text-properties officeooo:rsid="001de7cd"/>
    </style:style>
    <style:style style:name="T2" style:family="text">
      <style:text-properties officeooo:rsid="001ecbad"/>
    </style:style>
    <style:style style:name="T3" style:family="text">
      <style:text-properties officeooo:rsid="001fcbb4"/>
    </style:style>
    <style:style style:name="T4" style:family="text">
      <style:text-properties officeooo:rsid="00205250"/>
    </style:style>
    <style:style style:name="T5" style:family="text">
      <style:text-properties officeooo:rsid="0021b1d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e 1 :</text:p>
      <text:p text:style-name="P1"/>
      <text:p text:style-name="P1">1) SELECT <text:s/>titre</text:p>
      <text:p text:style-name="P1">FROM representation ;</text:p>
      <text:p text:style-name="P1"/>
      <text:p text:style-name="P1">2) SELECT titre, lieu</text:p>
      <text:p text:style-name="P1">FROM representation ;</text:p>
      <text:p text:style-name="P1"/>
      <text:p text:style-name="P1"/>
      <text:p text:style-name="P1">Exercice 2 :</text:p>
      <text:p text:style-name="P1"/>
      <text:p text:style-name="P1">1) SELECT COUNT(id_etudiant)</text:p>
      <text:p text:style-name="P1">FROM evaluer ;</text:p>
      <text:p text:style-name="P1"/>
      <text:p text:style-name="P1">2) <text:span text:style-name="T1">SELECT MIN(note), MAX(note)</text:span></text:p>
      <text:p text:style-name="P2">FROM evaluer ;</text:p>
      <text:p text:style-name="P2"/>
      <text:p text:style-name="P2">3) SELECT AVG(note), id_etudiant, id_matiere</text:p>
      <text:p text:style-name="P2">FROM evaluer ;</text:p>
      <text:p text:style-name="P2"/>
      <text:p text:style-name="P2">4) SELECT AVG(note), id_matiere</text:p>
      <text:p text:style-name="P2">FROM evaluer ;</text:p>
      <text:p text:style-name="P2"/>
      <text:p text:style-name="P3">5) SELECT <text:span text:style-name="T4">AVG(note), et.nom, </text:span><text:span text:style-name="T5">ev.note, </text:span></text:p>
      <text:p text:style-name="P6">FROM evaluer</text:p>
      <text:p text:style-name="P6"/>
      <text:p text:style-name="P4"/>
      <text:p text:style-name="P3">6) SELECT <text:span text:style-name="T2">AVG(note)/COUNT(id_etudiant)</text:span></text:p>
      <text:p text:style-name="P5">FROM evaluer ;</text:p>
      <text:p text:style-name="P3"/>
      <text:p text:style-name="P3">7) SELECT COUNT(id_etudiant), AVG(note), note/<text:span text:style-name="T2">COUNT(</text:span>id_etudiant<text:span text:style-name="T2">) </text:span><text:span text:style-name="T3">as etud</text:span></text:p>
      <text:p text:style-name="P3">FROM evaluer</text:p>
      <text:p text:style-name="P3">WHERE note&gt;<text:span text:style-name="T3">etud</text:span> AND note&lt;<text:span text:style-name="T3">etud</text:span> ;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text:soft-page-break/>Pourquoi grand-père est mort ?</text:p>
      <text:p text:style-name="P7"/>
      <text:p text:style-name="P8">Plan :</text:p>
      <text:p text:style-name="P8">I) Théories</text:p>
      <text:p text:style-name="P8"><text:tab/>a) Empoisonné</text:p>
      <text:p text:style-name="P8"><text:tab/>b) Empoissonné</text:p>
      <text:p text:style-name="P8"><text:tab/>c) Emprisonné</text:p>
      <text:p text:style-name="P8"/>
      <text:p text:style-name="P8">II) </text:p>
      <text:p text:style-name="P8">a)Parce que grand-mère faisait un bon café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9T13:26:37.654803980</meta:creation-date>
    <meta:generator>LibreOffice/7.3.7.2$Linux_X86_64 LibreOffice_project/30$Build-2</meta:generator>
    <dc:date>2024-06-19T16:11:51.835363242</dc:date>
    <meta:editing-duration>PT1H37M27S</meta:editing-duration>
    <meta:editing-cycles>5</meta:editing-cycles>
    <meta:document-statistic meta:table-count="0" meta:image-count="0" meta:object-count="0" meta:page-count="2" meta:paragraph-count="29" meta:word-count="97" meta:character-count="645" meta:non-whitespace-character-count="571"/>
  </office:meta>
</office:document-meta>
</file>